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, Tahoma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e5aa" officeooo:paragraph-rsid="001ae5aa" style:font-weight-asian="bold" style:font-weight-complex="bold"/>
    </style:style>
    <style:style style:name="P3" style:family="paragraph" style:parent-style-name="Standard">
      <style:text-properties fo:font-weight="bold" officeooo:paragraph-rsid="00225370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officeooo:paragraph-rsid="002224a4"/>
    </style:style>
    <style:style style:name="T1" style:family="text">
      <style:text-properties officeooo:rsid="001be4e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47b8" style:font-weight-asian="normal" style:font-weight-complex="normal"/>
    </style:style>
    <style:style style:name="T4" style:family="text">
      <style:text-properties fo:font-weight="normal" officeooo:rsid="001ed8df" style:font-weight-asian="normal" style:font-weight-complex="normal"/>
    </style:style>
    <style:style style:name="T5" style:family="text">
      <style:text-properties fo:font-weight="normal" officeooo:rsid="001f2de4" style:font-weight-asian="normal" style:font-weight-complex="normal"/>
    </style:style>
    <style:style style:name="T6" style:family="text">
      <style:text-properties fo:font-weight="normal" officeooo:rsid="002059a0" style:font-weight-asian="normal" style:font-weight-complex="normal"/>
    </style:style>
    <style:style style:name="T7" style:family="text">
      <style:text-properties fo:font-weight="normal" officeooo:rsid="002224a4" style:font-weight-asian="normal" style:font-weight-complex="normal"/>
    </style:style>
    <style:style style:name="T8" style:family="text">
      <style:text-properties fo:font-weight="normal" officeooo:rsid="00239f7c" style:font-weight-asian="normal" style:font-weight-complex="normal"/>
    </style:style>
    <style:style style:name="T9" style:family="text">
      <style:text-properties fo:font-weight="normal" officeooo:rsid="0025527c" style:font-weight-asian="normal" style:font-weight-complex="normal"/>
    </style:style>
    <style:style style:name="T10" style:family="text">
      <style:text-properties fo:font-weight="normal" officeooo:rsid="0026be9a" style:font-weight-asian="normal" style:font-weight-complex="normal"/>
    </style:style>
    <style:style style:name="T11" style:family="text">
      <style:text-properties fo:font-weight="normal" officeooo:rsid="00277c35" style:font-weight-asian="normal" style:font-weight-complex="normal"/>
    </style:style>
    <style:style style:name="T12" style:family="text">
      <style:text-properties fo:font-weight="normal" officeooo:rsid="002998cf" style:font-weight-asian="normal" style:font-weight-complex="normal"/>
    </style:style>
    <style:style style:name="T13" style:family="text">
      <style:text-properties fo:font-weight="normal" officeooo:rsid="0029e8ce" style:font-weight-asian="normal" style:font-weight-complex="normal"/>
    </style:style>
    <style:style style:name="T14" style:family="text">
      <style:text-properties officeooo:rsid="0029e8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we, David G. "Object recognition from local scale-invariant features." iccv. Ieee, 1999.</text:p>
      <text:p text:style-name="Standard"/>
      <text:p text:style-name="P1">I. From the paper abstract, the SIFT is robust to what geometric modifications?</text:p>
      <text:p text:style-name="P4"><text:tab/><text:span text:style-name="T1">The SIFT proposed by David is robust to translation, scaling, and rotation. In addition, it is partially robust to affine or 3D projection.</text:span></text:p>
      <text:p text:style-name="P1">II. How does SIFT achieves its robustness to each of them?</text:p>
      <text:p text:style-name="P1"><text:tab/><text:span text:style-name="T3">Translation: </text:span></text:p>
      <text:p text:style-name="P1"><text:span text:style-name="T3"><text:tab/><text:tab/>Early researches about detecting features were robust in translation. They adopted corner detectors to extract key features. </text:span><text:span text:style-name="T4">The SIFT algorithm constructs a set of progressively Gaussian blurred images and then takes differences to get a difference of Gaussian (DoG) pyramid. Determine the keypoints from finding local extrema in the </text:span><text:span text:style-name="T5">DoG pyramid.</text:span></text:p>
      <text:p text:style-name="P1"><text:span text:style-name="T5"><text:tab/></text:span><text:span text:style-name="T6">Scaling:</text:span></text:p>
      <text:p text:style-name="P1"><text:span text:style-name="T6"><text:tab/><text:tab/>Changing in scale of images will cause feature detection fail in the previous researches. However, the SIFT algorithm achieves scaling invariant by building DoG pyramid and </text:span><text:span text:style-name="T7">finding local minima and maxima in these pyramid to determine keypoints.</text:span></text:p>
      <text:p text:style-name="P1"><text:span text:style-name="T7"><text:tab/>Rotation:</text:span></text:p>
      <text:p text:style-name="P5"><text:span text:style-name="T7"><text:tab/><text:tab/>The invariance of rotation achieves by creating a scale space of images (construct a set of progressively Gaussian blurred images and take differences to get a DoG pyramid) and then finding <text:s/>local extrema in this scale-space to determine features.</text:span></text:p>
      <text:p text:style-name="P1">III. How does SIFT enhances its robustness to illumination change?</text:p>
      <text:p text:style-name="P3"><text:tab/><text:span text:style-name="T2">To enhance the robustness of illumination change, the SIFT algorithm sets threshold</text:span><text:span text:style-name="T8">ing</text:span><text:span text:style-name="T2"> value at 0.1 <text:s/>maximum possible gradient value which is calculated by taking derivative of DoG pyramid to </text:span><text:span text:style-name="T8">determine possible </text:span><text:span text:style-name="T9">features.</text:span></text:p>
      <text:p text:style-name="P1">IV. What are the advantages that SIFT uses difference of Gaussians (DoG) instead of</text:p>
      <text:p text:style-name="P1">Laplacian of Gaussians (LoG)?</text:p>
      <text:p text:style-name="P1"><text:tab/><text:span text:style-name="T10">First, the Laplacian of Gaussian images are not scale invariant. The sigma^2 in the demonimator is <text:s/>scale. We will get scale independence by removing sigma^2. </text:span><text:span text:style-name="T11">The difference of Gaussian adopts this idea to remove scaling effects.</text:span></text:p>
      <text:p text:style-name="P1"><text:span text:style-name="T11"><text:tab/></text:span><text:span text:style-name="T12">Second, <text:s/>the difference of Gaussian images are approximately same to the Laplacian of Gaussian. Also, DoG is less computationally intensive than LoG.</text:span></text:p>
      <text:p text:style-name="P2">V. What is the SIFT’s output vector size in its original paper?</text:p>
      <text:p text:style-name="P2"><text:tab/><text:span text:style-name="T13">There are 30,000 key vectors in the pap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, Tahoma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5:46:08.202142611</meta:creation-date>
    <dc:date>2019-03-14T19:04:49.501911941</dc:date>
    <meta:editing-duration>PT57M6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327" meta:character-count="2129" meta:non-whitespace-character-count="1801"/>
  </office:meta>
</office:document-meta>
</file>